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" svg:font-family="'Nimbus Sans'" style:font-family-generic="swiss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  <style:text-properties style:font-name="DejaVu Sans" officeooo:rsid="001e1592" officeooo:paragraph-rsid="001e1592"/>
    </style:style>
    <style:style style:name="P2" style:family="paragraph" style:parent-style-name="Text_20_body">
      <style:text-properties style:font-name="DejaVu Sans" officeooo:rsid="0025e7a7" officeooo:paragraph-rsid="0025e7a7"/>
    </style:style>
    <style:style style:name="P3" style:family="paragraph" style:parent-style-name="Heading_20_2">
      <style:text-properties style:font-name="DejaVu Sans" officeooo:rsid="001e1592" officeooo:paragraph-rsid="001e15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e Masserut 4CIA</text:p>
      <text:h text:style-name="P3" text:outline-level="2">Saggio Breve</text:h>
      <text:p text:style-name="P2">A partire dal Duecento molti letterati italiani hanno iniziato ad apprezzare e utilizzare la lingua parl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" svg:font-family="'Nimbus Sans'" style:font-family-generic="swiss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5:34:40.967245187</meta:creation-date>
    <meta:generator>LibreOffice/5.2.1.2$Linux_X86_64 LibreOffice_project/20m0$Build-2</meta:generator>
    <dc:date>2016-09-09T21:11:36.139081680</dc:date>
    <meta:editing-duration>PT1H51M6S</meta:editing-duration>
    <meta:editing-cycles>4</meta:editing-cycles>
    <meta:document-statistic meta:table-count="0" meta:image-count="0" meta:object-count="0" meta:page-count="1" meta:paragraph-count="3" meta:word-count="21" meta:character-count="139" meta:non-whitespace-character-count="121"/>
  </office:meta>
</office:document-meta>
</file>